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14_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1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 (p. 1 &amp; 2); Manuscript (p. 3 &amp; 4)<text:tab/></text:p>
      <text:p text:style-name="P5"><text:s/>(manuscript or typescript) <text:tab/><text:tab/><text:tab/><text:tab/></text:p>
      <text:p text:style-name="P5">Language (s)<text:tab/><text:tab/><text:tab/><text:tab/><text:tab/>English, Italian<text:tab/><text:tab/><text:tab/><text:tab/><text:tab/></text:p>
      <text:p text:style-name="P5">Author of letter<text:tab/><text:tab/><text:tab/><text:tab/>Sabato Morais<text:tab/>; F. Solari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ne 15, 1882</text:p>
      <text:p text:style-name="P5">Month<text:tab/><text:tab/><text:tab/><text:tab/><text:tab/><text:tab/>June</text:p>
      <text:p text:style-name="P5">Year<text:tab/><text:tab/><text:tab/><text:tab/><text:tab/><text:tab/>1882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2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Gen. Giuseppe Garibaldi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In Memoriam/</text:p>
      <text:p text:style-name="P2">OF THE LATE/</text:p>
      <text:p text:style-name="P2">GEN. GIUSEPPE GARIBALDI,/</text:p>
      <text:p text:style-name="P2">ST. GEORGE'S HALL,/</text:p>
      <text:p text:style-name="P2">SUNDAY, (3 p. m.) JUNE 18th, 1882./</text:p>
      <text:p text:style-name="P2"/>
      <text:p text:style-name="P3">[Page 2]</text:p>
      <text:p text:style-name="P2">In Memoriam/</text:p>
      <text:p text:style-name="P6">Philadelphia, June 15th, 1882./</text:p>
      <text:p text:style-name="P7">Dear Sir:<text:span text:style-name="T2">/</text:span></text:p>
      <text:p text:style-name="P7"><text:span text:style-name="T2"><text:tab/></text:span>As a mark of respect to the lamented late/ <text:span text:style-name="T2">GENERAL GARIBALDI, </text:span>the Italian Colony of this City have/ decided to hold a Funeral Ceremony at St. George's Hall,/ (13th and Arch,) on Sunday, the 18th inst./</text:p>
      <text:p text:style-name="P7"><text:tab/>The Hearse and friends will start from Colombo Hall/ 746 South Eighth Street, at 2 P. M./</text:p>
      <text:p text:style-name="P7"><text:tab/>At St. George's Hall Speeches and Addresses will be/ delivered as a last tribute to the great dead, whose loss/ the world at large, and Italy especially, sincerely mourns./</text:p>
      <text:p text:style-name="P7"><text:tab/>It is hoped you will kindly favor us with your at-/tendance on this occasion./</text:p>
      <text:p text:style-name="P8">By Order of the Committee,/</text:p>
      <text:p text:style-name="P8"><text:span text:style-name="T2">F. SOLARI,/</text:span></text:p>
      <text:p text:style-name="P8"><text:span text:style-name="T2"><text:tab/></text:span>Secretary<text:span text:style-name="T2">./</text:span></text:p>
      <text:p text:style-name="P7"><text:soft-page-break/><text:span text:style-name="T2"/></text:p>
      <text:p text:style-name="P7"><text:span text:style-name="T2">[Page 3]</text:span></text:p>
      <text:p text:style-name="P7"><text:span text:style-name="T2">[Italian]</text:span></text:p>
      <text:p text:style-name="P7"><text:span text:style-name="T2"/></text:p>
      <text:p text:style-name="P7"><text:span text:style-name="T2">[Page 4]</text:span></text:p>
      <text:p text:style-name="P7"><text:span text:style-name="T2">[Italian]</text:span></text:p>
      <text:p text:style-name="P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4:54:44.74</meta:creation-date>
    <meta:document-statistic meta:table-count="0" meta:image-count="0" meta:object-count="0" meta:page-count="3" meta:paragraph-count="81" meta:word-count="316" meta:character-count="2131"/>
    <dc:date>2012-11-15T15:00:11.94</dc:date>
    <meta:editing-duration>PT5M27S</meta:editing-duration>
    <meta:editing-cycles>1</meta:editing-cycles>
    <meta:generator>OpenOffice.org/3.4.1$Win32 OpenOffice.org_project/341m1$Build-9593</meta:generator>
  </office:meta>
</office:document-meta>
</file>